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1.75cm" fo:min-width="19.5cm"/>
    </style:style>
    <style:style style:name="gr2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3.95cm" fo:min-width="5.5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6.7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5cm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3.6cm"/>
    </style:style>
    <style:style style:name="gr6" style:family="graphic" style:parent-style-name="standard">
      <style:graphic-properties svg:stroke-color="#000000" draw:fill-color="#dddddd" draw:textarea-horizontal-align="justify" draw:textarea-vertical-align="middle" draw:auto-grow-height="false" fo:min-height="1.15cm" fo:min-width="4.4cm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4.4cm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65cm" fo:min-width="4.4cm"/>
    </style:style>
    <style:style style:name="gr9" style:family="graphic" style:parent-style-name="standard">
      <style:graphic-properties svg:stroke-color="#000000" draw:fill-color="#dddddd" draw:textarea-horizontal-align="justify" draw:textarea-vertical-align="middle" draw:auto-grow-height="false" fo:min-height="0.35cm" fo:min-width="5.3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gr11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5.65cm" fo:min-width="9.1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4.1cm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3.5cm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1.95cm" fo:min-width="4.9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-color="#dddddd" draw:textarea-horizontal-align="justify" draw:textarea-vertical-align="middle" draw:auto-grow-height="false" fo:min-height="0.85cm" fo:min-width="4.9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dddddd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6pt"/>
    </style:style>
    <style:style style:name="P10" style:family="paragraph">
      <loext:graphic-properties draw:fill="none" draw:fill-color="#ffffff"/>
      <style:text-properties fo:font-size="16pt"/>
    </style:style>
    <style:style style:name="P11" style:family="paragraph">
      <loext:graphic-properties draw:fill="solid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2cm" svg:x="3.2cm" svg:y="2.9cm">
          <text:p text:style-name="P1">Main connecto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4.2cm" svg:x="20.9cm" svg:y="13.7cm">
          <text:p text:style-name="P1">x4 peripherals slo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2cm" svg:height="2.2cm" svg:x="3.2cm" svg:y="7.4cm">
          <text:p text:style-name="P3">Clock generation</text:p>
          <text:p text:style-name="P3"><text:span text:style-name="T1">1kHz to 50Mhz (68Mhz max)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cm" svg:height="1cm" svg:x="21.1cm" svg:y="8.6cm">
          <text:p text:style-name="P3">SPI Connec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1cm" svg:height="1.4cm" svg:x="18.9cm" svg:y="3.1cm">
          <text:p text:style-name="P3"><text:span text:style-name="T2">50Mhz max theoretical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9cm" svg:height="1.4cm" svg:x="13.8cm" svg:y="3.1cm">
          <text:p text:style-name="P3"><text:span text:style-name="T3">24Bits address/jump bus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9cm" svg:height="0.5cm" svg:x="8.7cm" svg:y="3.1cm">
          <text:p text:style-name="P3"><text:span text:style-name="T3">Peripheral commun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9cm" svg:height="0.9cm" svg:x="8.7cm" svg:y="3.6cm">
          <text:p text:style-name="P3"><text:span text:style-name="T3">5Bits peripheral se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0.6cm" svg:x="21cm" svg:y="15cm">
          <text:p text:style-name="P3"><text:span text:style-name="T1">P0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2.1cm" svg:height="1.1cm" svg:x="0.8cm" svg:y="0.9cm">
          <draw:text-box>
            <text:p>Block diagram – GCM_V4 – Revision 1</text:p>
          </draw:text-box>
        </draw:frame>
        <draw:custom-shape draw:style-name="gr9" draw:text-style-name="P7" draw:layer="layout" svg:width="5.8cm" svg:height="0.6cm" svg:x="21cm" svg:y="15.7cm">
          <text:p text:style-name="P3"><text:span text:style-name="T1">P1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0.6cm" svg:x="21cm" svg:y="16.4cm">
          <text:p text:style-name="P3"><text:span text:style-name="T1">P2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0.6cm" svg:x="21cm" svg:y="17.1cm">
          <text:p text:style-name="P3"><text:span text:style-name="T1">P3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9.6cm" svg:height="5.9cm" svg:x="9.8cm" svg:y="12cm">
          <text:p text:style-name="P1">x2 memory slot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6cm" svg:height="1.5cm" svg:x="9.9cm" svg:y="13.6cm">
          <text:p text:style-name="P3"><text:span text:style-name="T1">Memory slot 1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5cm" svg:x="14.5cm" svg:y="13.6cm">
          <text:p text:style-name="P3"><text:span text:style-name="T3">Address expens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4.6cm" svg:height="1.5cm" svg:x="9.9cm" svg:y="15.3cm">
          <text:p text:style-name="P3"><text:span text:style-name="T1">Memory slot 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5cm" svg:x="14.5cm" svg:y="15.3cm">
          <text:p text:style-name="P3"><text:span text:style-name="T3">Address expension</text:span></text:p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10.2cm" svg:height="1.1cm" svg:x="9.7cm" svg:y="16.8cm">
          <draw:text-box>
            <text:p text:style-name="P9">16bits address + 8bits expendable</text:p>
          </draw:text-box>
        </draw:frame>
        <draw:custom-shape draw:style-name="gr14" draw:text-style-name="P4" draw:layer="layout" svg:width="5.4cm" svg:height="2.2cm" svg:x="2.9cm" svg:y="14.1cm">
          <text:p text:style-name="P3">Source switching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8.3cm" svg:y1="14.5cm" svg:x2="9.8cm" svg:y2="14.5cm">
          <text:p/>
        </draw:line>
        <draw:line draw:style-name="gr15" draw:text-style-name="P11" draw:layer="layout" svg:x1="8.3cm" svg:y1="15.8cm" svg:x2="9.8cm" svg:y2="15.8cm">
          <text:p/>
        </draw:line>
        <draw:custom-shape draw:style-name="gr16" draw:text-style-name="P4" draw:layer="layout" svg:width="5.4cm" svg:height="1.1cm" svg:x="2.9cm" svg:y="11.9cm">
          <text:p text:style-name="P3">24bits timer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5.7cm" svg:y1="13cm" svg:x2="5.7cm" svg:y2="14.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9T19:49:18.163000000</meta:creation-date>
    <dc:date>2020-01-30T21:43:05.252000000</dc:date>
    <meta:editing-duration>PT19M27S</meta:editing-duration>
    <meta:editing-cycles>4</meta:editing-cycles>
    <meta:generator>LibreOffice/6.3.3.2$Windows_X86_64 LibreOffice_project/a64200df03143b798afd1ec74a12ab50359878ed</meta:generator>
    <meta:document-statistic meta:object-count="24"/>
  </office:meta>
</office:document-meta>
</file>